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(of GDP)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8/geos/tv.html" xlink:type="simple">Tuvalu</text:a> </text:p>
          </table:table-cell>
          <table:table-cell office:value-type="string" calcext:value-type="string">
            <text:p>25.60</text:p>
          </table:table-cell>
          <table:table-cell table:formula="of:=[.B2]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c.html" xlink:type="simple">Macau</text:a> </text:p>
          </table:table-cell>
          <table:table-cell office:value-type="string" calcext:value-type="string">
            <text:p>10.00</text:p>
          </table:table-cell>
          <table:table-cell table:formula="of:=[.B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s.html" xlink:type="simple">Palau</text:a> </text:p>
          </table:table-cell>
          <table:table-cell office:value-type="string" calcext:value-type="string">
            <text:p>8.80</text:p>
          </table:table-cell>
          <table:table-cell table:formula="of:=[.B4]" office:value-type="string" office:string-value="8.80" calcext:value-type="string">
            <text:p>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m.html" xlink:type="simple">Micronesia, Federated States of</text:a> </text:p>
          </table:table-cell>
          <table:table-cell office:value-type="string" calcext:value-type="string">
            <text:p>6.60</text:p>
          </table:table-cell>
          <table:table-cell table:formula="of:=[.B5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l.html" xlink:type="simple">Greenland</text:a> </text:p>
          </table:table-cell>
          <table:table-cell office:value-type="string" calcext:value-type="string">
            <text:p>5.60</text:p>
          </table:table-cell>
          <table:table-cell table:formula="of:=[.B6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k.html" xlink:type="simple">Hong Kong</text:a> </text:p>
          </table:table-cell>
          <table:table-cell office:value-type="string" calcext:value-type="string">
            <text:p>5.20</text:p>
          </table:table-cell>
          <table:table-cell table:formula="of:=[.B7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j.html" xlink:type="simple">Cayman Islands</text:a> </text:p>
          </table:table-cell>
          <table:table-cell office:value-type="string" calcext:value-type="string">
            <text:p>4.80</text:p>
          </table:table-cell>
          <table:table-cell table:formula="of:=[.B8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4.40</text:p>
          </table:table-cell>
          <table:table-cell table:formula="of:=[.B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3.90</text:p>
          </table:table-cell>
          <table:table-cell table:formula="of:=[.B10]" office:value-type="string" office:string-value="3.90" calcext:value-type="string">
            <text:p>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b.html" xlink:type="simple">Saint Pierre and Miquelon</text:a> </text:p>
          </table:table-cell>
          <table:table-cell office:value-type="string" calcext:value-type="string">
            <text:p>3.80</text:p>
          </table:table-cell>
          <table:table-cell table:formula="of:=[.B11]" office:value-type="string" office:string-value="3.80" calcext:value-type="string">
            <text:p>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q.html" xlink:type="simple">Northern Mariana Islands</text:a> </text:p>
          </table:table-cell>
          <table:table-cell office:value-type="string" calcext:value-type="string">
            <text:p>3.70</text:p>
          </table:table-cell>
          <table:table-cell table:formula="of:=[.B12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3.20</text:p>
          </table:table-cell>
          <table:table-cell table:formula="of:=[.B1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w.html" xlink:type="simple">Cook Islands</text:a> </text:p>
          </table:table-cell>
          <table:table-cell office:value-type="string" calcext:value-type="string">
            <text:p>3.00</text:p>
          </table:table-cell>
          <table:table-cell table:formula="of:=[.B1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2.90</text:p>
          </table:table-cell>
          <table:table-cell table:formula="of:=[.B15]" office:value-type="string" office:string-value="2.90" calcext:value-type="string">
            <text:p>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k.html" xlink:type="simple">Bosnia and Herzegovina</text:a> </text:p>
          </table:table-cell>
          <table:table-cell office:value-type="string" calcext:value-type="string">
            <text:p>2.10</text:p>
          </table:table-cell>
          <table:table-cell table:formula="of:=[.B16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1.80</text:p>
          </table:table-cell>
          <table:table-cell table:formula="of:=[.B17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1.80</text:p>
          </table:table-cell>
          <table:table-cell table:formula="of:=[.B18]" office:value-type="string" office:string-value="1.80" calcext:value-type="string">
            <text:p>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1.70</text:p>
          </table:table-cell>
          <table:table-cell table:formula="of:=[.B1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1.60</text:p>
          </table:table-cell>
          <table:table-cell table:formula="of:=[.B2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s.html" xlink:type="simple">Liechtenstein</text:a> </text:p>
          </table:table-cell>
          <table:table-cell office:value-type="string" calcext:value-type="string">
            <text:p>1.60</text:p>
          </table:table-cell>
          <table:table-cell table:formula="of:=[.B2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1.60</text:p>
          </table:table-cell>
          <table:table-cell table:formula="of:=[.B2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1.50</text:p>
          </table:table-cell>
          <table:table-cell table:formula="of:=[.B2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1.50</text:p>
          </table:table-cell>
          <table:table-cell table:formula="of:=[.B2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1.40</text:p>
          </table:table-cell>
          <table:table-cell table:formula="of:=[.B25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1.30</text:p>
          </table:table-cell>
          <table:table-cell table:formula="of:=[.B26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m.html" xlink:type="simple">Marshall Islands</text:a> </text:p>
          </table:table-cell>
          <table:table-cell office:value-type="string" calcext:value-type="string">
            <text:p>1.30</text:p>
          </table:table-cell>
          <table:table-cell table:formula="of:=[.B2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1.30</text:p>
          </table:table-cell>
          <table:table-cell table:formula="of:=[.B28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p.html" xlink:type="simple">French Polynesia</text:a> </text:p>
          </table:table-cell>
          <table:table-cell office:value-type="string" calcext:value-type="string">
            <text:p>1.20</text:p>
          </table:table-cell>
          <table:table-cell table:formula="of:=[.B2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k.html" xlink:type="simple">Guernsey</text:a> </text:p>
          </table:table-cell>
          <table:table-cell office:value-type="string" calcext:value-type="string">
            <text:p>1.20</text:p>
          </table:table-cell>
          <table:table-cell table:formula="of:=[.B3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1.10</text:p>
          </table:table-cell>
          <table:table-cell table:formula="of:=[.B3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i.html" xlink:type="simple">Gibraltar</text:a> </text:p>
          </table:table-cell>
          <table:table-cell office:value-type="string" calcext:value-type="string">
            <text:p>1.10</text:p>
          </table:table-cell>
          <table:table-cell table:formula="of:=[.B3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1.10</text:p>
          </table:table-cell>
          <table:table-cell table:formula="of:=[.B3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1.10</text:p>
          </table:table-cell>
          <table:table-cell table:formula="of:=[.B3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v.html" xlink:type="simple">Anguilla</text:a> </text:p>
          </table:table-cell>
          <table:table-cell office:value-type="string" calcext:value-type="string">
            <text:p>0.90</text:p>
          </table:table-cell>
          <table:table-cell table:formula="of:=[.B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0.80</text:p>
          </table:table-cell>
          <table:table-cell table:formula="of:=[.B3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0.80</text:p>
          </table:table-cell>
          <table:table-cell table:formula="of:=[.B37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0.50</text:p>
          </table:table-cell>
          <table:table-cell table:formula="of:=[.B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0.50</text:p>
          </table:table-cell>
          <table:table-cell table:formula="of:=[.B3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e.html" xlink:type="simple">West Bank</text:a> </text:p>
          </table:table-cell>
          <table:table-cell office:value-type="string" calcext:value-type="string">
            <text:p>0.40</text:p>
          </table:table-cell>
          <table:table-cell table:formula="of:=[.B40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m.html" xlink:type="simple">Isle of Man</text:a> </text:p>
          </table:table-cell>
          <table:table-cell office:value-type="string" calcext:value-type="string">
            <text:p>0.30</text:p>
          </table:table-cell>
          <table:table-cell table:formula="of:=[.B41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0.30</text:p>
          </table:table-cell>
          <table:table-cell table:formula="of:=[.B42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z.html" xlink:type="simple">Uzbekistan</text:a> </text:p>
          </table:table-cell>
          <table:table-cell office:value-type="string" calcext:value-type="string">
            <text:p>0.30</text:p>
          </table:table-cell>
          <table:table-cell table:formula="of:=[.B43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0.20</text:p>
          </table:table-cell>
          <table:table-cell table:formula="of:=[.B44]" office:value-type="string" office:string-value="0.20" calcext:value-type="string">
            <text:p>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i.html" xlink:type="simple">British Virgin Islands</text:a> </text:p>
          </table:table-cell>
          <table:table-cell office:value-type="string" calcext:value-type="string">
            <text:p>0.00</text:p>
          </table:table-cell>
          <table:table-cell table:formula="of:=[.B4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c.html" xlink:type="simple">New Caledonia</text:a> </text:p>
          </table:table-cell>
          <table:table-cell office:value-type="string" calcext:value-type="string">
            <text:p>0.00</text:p>
          </table:table-cell>
          <table:table-cell table:formula="of:=[.B4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0.00</text:p>
          </table:table-cell>
          <table:table-cell table:formula="of:=[.B4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n.html" xlink:type="simple">Tonga</text:a> </text:p>
          </table:table-cell>
          <table:table-cell office:value-type="string" calcext:value-type="string">
            <text:p>0.00</text:p>
          </table:table-cell>
          <table:table-cell table:formula="of:=[.B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-0.10</text:p>
          </table:table-cell>
          <table:table-cell table:formula="of:=[.B49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o.html" xlink:type="simple">Somalia</text:a> </text:p>
          </table:table-cell>
          <table:table-cell office:value-type="string" calcext:value-type="string">
            <text:p>-0.10</text:p>
          </table:table-cell>
          <table:table-cell table:formula="of:=[.B50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w.html" xlink:type="simple">Taiwan</text:a> </text:p>
          </table:table-cell>
          <table:table-cell office:value-type="string" calcext:value-type="string">
            <text:p>-0.10</text:p>
          </table:table-cell>
          <table:table-cell table:formula="of:=[.B51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e.html" xlink:type="simple">United Arab Emirates</text:a> </text:p>
          </table:table-cell>
          <table:table-cell office:value-type="string" calcext:value-type="string">
            <text:p>-0.20</text:p>
          </table:table-cell>
          <table:table-cell table:formula="of:=[.B52]" office:value-type="string" office:string-value="-0.20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-0.30</text:p>
          </table:table-cell>
          <table:table-cell table:formula="of:=[.B53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-0.30</text:p>
          </table:table-cell>
          <table:table-cell table:formula="of:=[.B54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-0.30</text:p>
          </table:table-cell>
          <table:table-cell table:formula="of:=[.B55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-0.30</text:p>
          </table:table-cell>
          <table:table-cell table:formula="of:=[.B56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c.html" xlink:type="simple">Curacao</text:a> </text:p>
          </table:table-cell>
          <table:table-cell office:value-type="string" calcext:value-type="string">
            <text:p>-0.40</text:p>
          </table:table-cell>
          <table:table-cell table:formula="of:=[.B57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e.html" xlink:type="simple">Jersey</text:a> </text:p>
          </table:table-cell>
          <table:table-cell office:value-type="string" calcext:value-type="string">
            <text:p>-0.40</text:p>
          </table:table-cell>
          <table:table-cell table:formula="of:=[.B58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n.html" xlink:type="simple">Korea, North</text:a> </text:p>
          </table:table-cell>
          <table:table-cell office:value-type="string" calcext:value-type="string">
            <text:p>-0.40</text:p>
          </table:table-cell>
          <table:table-cell table:formula="of:=[.B59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q.html" xlink:type="simple">Virgin Islands</text:a> </text:p>
          </table:table-cell>
          <table:table-cell office:value-type="string" calcext:value-type="string">
            <text:p>-0.40</text:p>
          </table:table-cell>
          <table:table-cell table:formula="of:=[.B60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-0.50</text:p>
          </table:table-cell>
          <table:table-cell table:formula="of:=[.B61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-0.50</text:p>
          </table:table-cell>
          <table:table-cell table:formula="of:=[.B62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-0.50</text:p>
          </table:table-cell>
          <table:table-cell table:formula="of:=[.B63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-0.50</text:p>
          </table:table-cell>
          <table:table-cell table:formula="of:=[.B64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-0.60</text:p>
          </table:table-cell>
          <table:table-cell table:formula="of:=[.B65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-0.60</text:p>
          </table:table-cell>
          <table:table-cell table:formula="of:=[.B66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-0.60</text:p>
          </table:table-cell>
          <table:table-cell table:formula="of:=[.B67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-0.70</text:p>
          </table:table-cell>
          <table:table-cell table:formula="of:=[.B68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q.html" xlink:type="simple">Puerto Rico</text:a> </text:p>
          </table:table-cell>
          <table:table-cell office:value-type="string" calcext:value-type="string">
            <text:p>-0.70</text:p>
          </table:table-cell>
          <table:table-cell table:formula="of:=[.B69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-0.80</text:p>
          </table:table-cell>
          <table:table-cell table:formula="of:=[.B70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f.html" xlink:type="simple">Wallis and Futuna</text:a> </text:p>
          </table:table-cell>
          <table:table-cell office:value-type="string" calcext:value-type="string">
            <text:p>-0.80</text:p>
          </table:table-cell>
          <table:table-cell table:formula="of:=[.B71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-0.90</text:p>
          </table:table-cell>
          <table:table-cell table:formula="of:=[.B72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-0.90</text:p>
          </table:table-cell>
          <table:table-cell table:formula="of:=[.B73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-0.90</text:p>
          </table:table-cell>
          <table:table-cell table:formula="of:=[.B74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-1.00</text:p>
          </table:table-cell>
          <table:table-cell table:formula="of:=[.B75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-1.00</text:p>
          </table:table-cell>
          <table:table-cell table:formula="of:=[.B76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-1.00</text:p>
          </table:table-cell>
          <table:table-cell table:formula="of:=[.B77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-1.00</text:p>
          </table:table-cell>
          <table:table-cell table:formula="of:=[.B78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q.html" xlink:type="simple">Guam</text:a> </text:p>
          </table:table-cell>
          <table:table-cell office:value-type="string" calcext:value-type="string">
            <text:p>-1.00</text:p>
          </table:table-cell>
          <table:table-cell table:formula="of:=[.B79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a.html" xlink:type="simple">Haiti</text:a> </text:p>
          </table:table-cell>
          <table:table-cell office:value-type="string" calcext:value-type="string">
            <text:p>-1.00</text:p>
          </table:table-cell>
          <table:table-cell table:formula="of:=[.B80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n.html" xlink:type="simple">Monaco</text:a> </text:p>
          </table:table-cell>
          <table:table-cell office:value-type="string" calcext:value-type="string">
            <text:p>-1.00</text:p>
          </table:table-cell>
          <table:table-cell table:formula="of:=[.B81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-1.00</text:p>
          </table:table-cell>
          <table:table-cell table:formula="of:=[.B82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-1.10</text:p>
          </table:table-cell>
          <table:table-cell table:formula="of:=[.B83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-1.10</text:p>
          </table:table-cell>
          <table:table-cell table:formula="of:=[.B84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-1.10</text:p>
          </table:table-cell>
          <table:table-cell table:formula="of:=[.B85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-1.30</text:p>
          </table:table-cell>
          <table:table-cell table:formula="of:=[.B86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-1.30</text:p>
          </table:table-cell>
          <table:table-cell table:formula="of:=[.B87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-1.30</text:p>
          </table:table-cell>
          <table:table-cell table:formula="of:=[.B88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-1.40</text:p>
          </table:table-cell>
          <table:table-cell table:formula="of:=[.B89]" office:value-type="string" office:string-value="-1.40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-1.50</text:p>
          </table:table-cell>
          <table:table-cell table:formula="of:=[.B90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-1.50</text:p>
          </table:table-cell>
          <table:table-cell table:formula="of:=[.B91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-1.50</text:p>
          </table:table-cell>
          <table:table-cell table:formula="of:=[.B92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-1.50</text:p>
          </table:table-cell>
          <table:table-cell table:formula="of:=[.B93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-1.60</text:p>
          </table:table-cell>
          <table:table-cell table:formula="of:=[.B94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m.html" xlink:type="simple">Panama</text:a> </text:p>
          </table:table-cell>
          <table:table-cell office:value-type="string" calcext:value-type="string">
            <text:p>-1.60</text:p>
          </table:table-cell>
          <table:table-cell table:formula="of:=[.B95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o.html" xlink:type="simple">Faroe Islands</text:a> </text:p>
          </table:table-cell>
          <table:table-cell office:value-type="string" calcext:value-type="string">
            <text:p>-1.70</text:p>
          </table:table-cell>
          <table:table-cell table:formula="of:=[.B96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-1.70</text:p>
          </table:table-cell>
          <table:table-cell table:formula="of:=[.B97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-1.80</text:p>
          </table:table-cell>
          <table:table-cell table:formula="of:=[.B98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-1.80</text:p>
          </table:table-cell>
          <table:table-cell table:formula="of:=[.B99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-1.80</text:p>
          </table:table-cell>
          <table:table-cell table:formula="of:=[.B100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-1.80</text:p>
          </table:table-cell>
          <table:table-cell table:formula="of:=[.B101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-1.90</text:p>
          </table:table-cell>
          <table:table-cell table:formula="of:=[.B102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-1.90</text:p>
          </table:table-cell>
          <table:table-cell table:formula="of:=[.B103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-2.00</text:p>
          </table:table-cell>
          <table:table-cell table:formula="of:=[.B104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-2.00</text:p>
          </table:table-cell>
          <table:table-cell table:formula="of:=[.B105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-2.00</text:p>
          </table:table-cell>
          <table:table-cell table:formula="of:=[.B106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-2.00</text:p>
          </table:table-cell>
          <table:table-cell table:formula="of:=[.B107]" office:value-type="string" office:string-value="-2.00" calcext:value-type="string">
            <text:p>-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q.html" xlink:type="simple">American Samoa</text:a> </text:p>
          </table:table-cell>
          <table:table-cell office:value-type="string" calcext:value-type="string">
            <text:p>-2.10</text:p>
          </table:table-cell>
          <table:table-cell table:formula="of:=[.B108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v.html" xlink:type="simple">Kosovo</text:a> </text:p>
          </table:table-cell>
          <table:table-cell office:value-type="string" calcext:value-type="string">
            <text:p>-2.10</text:p>
          </table:table-cell>
          <table:table-cell table:formula="of:=[.B109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-2.20</text:p>
          </table:table-cell>
          <table:table-cell table:formula="of:=[.B110]" office:value-type="string" office:string-value="-2.20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-2.30</text:p>
          </table:table-cell>
          <table:table-cell table:formula="of:=[.B111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-2.30</text:p>
          </table:table-cell>
          <table:table-cell table:formula="of:=[.B112]" office:value-type="string" office:string-value="-2.30" calcext:value-type="string">
            <text:p>-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-2.40</text:p>
          </table:table-cell>
          <table:table-cell table:formula="of:=[.B113]" office:value-type="string" office:string-value="-2.40" calcext:value-type="string">
            <text:p>-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-2.40</text:p>
          </table:table-cell>
          <table:table-cell table:formula="of:=[.B114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-2.50</text:p>
          </table:table-cell>
          <table:table-cell table:formula="of:=[.B115]" office:value-type="string" office:string-value="-2.50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f.html" xlink:type="simple">Bahamas, The</text:a> </text:p>
          </table:table-cell>
          <table:table-cell office:value-type="string" calcext:value-type="string">
            <text:p>-2.60</text:p>
          </table:table-cell>
          <table:table-cell table:formula="of:=[.B116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-2.60</text:p>
          </table:table-cell>
          <table:table-cell table:formula="of:=[.B117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-2.60</text:p>
          </table:table-cell>
          <table:table-cell table:formula="of:=[.B118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a.html" xlink:type="simple">Aruba</text:a> </text:p>
          </table:table-cell>
          <table:table-cell office:value-type="string" calcext:value-type="string">
            <text:p>-2.70</text:p>
          </table:table-cell>
          <table:table-cell table:formula="of:=[.B119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-2.70</text:p>
          </table:table-cell>
          <table:table-cell table:formula="of:=[.B120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-2.70</text:p>
          </table:table-cell>
          <table:table-cell table:formula="of:=[.B121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-2.70</text:p>
          </table:table-cell>
          <table:table-cell table:formula="of:=[.B122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-2.70</text:p>
          </table:table-cell>
          <table:table-cell table:formula="of:=[.B123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-2.70</text:p>
          </table:table-cell>
          <table:table-cell table:formula="of:=[.B124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-2.80</text:p>
          </table:table-cell>
          <table:table-cell table:formula="of:=[.B125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-2.80</text:p>
          </table:table-cell>
          <table:table-cell table:formula="of:=[.B126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-2.80</text:p>
          </table:table-cell>
          <table:table-cell table:formula="of:=[.B127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d.html" xlink:type="simple">Bermuda</text:a> </text:p>
          </table:table-cell>
          <table:table-cell office:value-type="string" calcext:value-type="string">
            <text:p>-2.90</text:p>
          </table:table-cell>
          <table:table-cell table:formula="of:=[.B128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-2.90</text:p>
          </table:table-cell>
          <table:table-cell table:formula="of:=[.B129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m.html" xlink:type="simple">San Marino</text:a> </text:p>
          </table:table-cell>
          <table:table-cell office:value-type="string" calcext:value-type="string">
            <text:p>-2.90</text:p>
          </table:table-cell>
          <table:table-cell table:formula="of:=[.B130]" office:value-type="string" office:string-value="-2.90" calcext:value-type="string">
            <text:p>-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p.html" xlink:type="simple">Solomon Islands</text:a> </text:p>
          </table:table-cell>
          <table:table-cell office:value-type="string" calcext:value-type="string">
            <text:p>-2.90</text:p>
          </table:table-cell>
          <table:table-cell table:formula="of:=[.B131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-3.00</text:p>
          </table:table-cell>
          <table:table-cell table:formula="of:=[.B132]" office:value-type="string" office:string-value="-3.00" calcext:value-type="string">
            <text:p>-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r.html" xlink:type="simple">Dominican Republic</text:a> </text:p>
          </table:table-cell>
          <table:table-cell office:value-type="string" calcext:value-type="string">
            <text:p>-3.00</text:p>
          </table:table-cell>
          <table:table-cell table:formula="of:=[.B133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-3.00</text:p>
          </table:table-cell>
          <table:table-cell table:formula="of:=[.B134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-3.00</text:p>
          </table:table-cell>
          <table:table-cell table:formula="of:=[.B135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-3.10</text:p>
          </table:table-cell>
          <table:table-cell table:formula="of:=[.B136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-3.10</text:p>
          </table:table-cell>
          <table:table-cell table:formula="of:=[.B137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-3.20</text:p>
          </table:table-cell>
          <table:table-cell table:formula="of:=[.B138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-3.20</text:p>
          </table:table-cell>
          <table:table-cell table:formula="of:=[.B139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-3.20</text:p>
          </table:table-cell>
          <table:table-cell table:formula="of:=[.B140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-3.20</text:p>
          </table:table-cell>
          <table:table-cell table:formula="of:=[.B141]" office:value-type="string" office:string-value="-3.20" calcext:value-type="string">
            <text:p>-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-3.30</text:p>
          </table:table-cell>
          <table:table-cell table:formula="of:=[.B142]" office:value-type="string" office:string-value="-3.30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-3.40</text:p>
          </table:table-cell>
          <table:table-cell table:formula="of:=[.B143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-3.40</text:p>
          </table:table-cell>
          <table:table-cell table:formula="of:=[.B144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-3.40</text:p>
          </table:table-cell>
          <table:table-cell table:formula="of:=[.B145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-3.40</text:p>
          </table:table-cell>
          <table:table-cell table:formula="of:=[.B146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-3.50</text:p>
          </table:table-cell>
          <table:table-cell table:formula="of:=[.B147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-3.50</text:p>
          </table:table-cell>
          <table:table-cell table:formula="of:=[.B148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-3.50</text:p>
          </table:table-cell>
          <table:table-cell table:formula="of:=[.B149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-3.50</text:p>
          </table:table-cell>
          <table:table-cell table:formula="of:=[.B150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-3.60</text:p>
          </table:table-cell>
          <table:table-cell table:formula="of:=[.B151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-3.60</text:p>
          </table:table-cell>
          <table:table-cell table:formula="of:=[.B152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-3.80</text:p>
          </table:table-cell>
          <table:table-cell table:formula="of:=[.B153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-3.80</text:p>
          </table:table-cell>
          <table:table-cell table:formula="of:=[.B154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-3.80</text:p>
          </table:table-cell>
          <table:table-cell table:formula="of:=[.B155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-4.00</text:p>
          </table:table-cell>
          <table:table-cell table:formula="of:=[.B156]" office:value-type="string" office:string-value="-4.00" calcext:value-type="string">
            <text:p>-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k.html" xlink:type="simple">Falkland Islands (Islas Malvinas)</text:a> </text:p>
          </table:table-cell>
          <table:table-cell office:value-type="string" calcext:value-type="string">
            <text:p>-4.00</text:p>
          </table:table-cell>
          <table:table-cell table:formula="of:=[.B157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-4.00</text:p>
          </table:table-cell>
          <table:table-cell table:formula="of:=[.B158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-4.10</text:p>
          </table:table-cell>
          <table:table-cell table:formula="of:=[.B159]" office:value-type="string" office:string-value="-4.10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-4.20</text:p>
          </table:table-cell>
          <table:table-cell table:formula="of:=[.B160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-4.20</text:p>
          </table:table-cell>
          <table:table-cell table:formula="of:=[.B161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-4.30</text:p>
          </table:table-cell>
          <table:table-cell table:formula="of:=[.B162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-4.30</text:p>
          </table:table-cell>
          <table:table-cell table:formula="of:=[.B163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-4.40</text:p>
          </table:table-cell>
          <table:table-cell table:formula="of:=[.B164]" office:value-type="string" office:string-value="-4.40" calcext:value-type="string">
            <text:p>-4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-4.50</text:p>
          </table:table-cell>
          <table:table-cell table:formula="of:=[.B165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-4.50</text:p>
          </table:table-cell>
          <table:table-cell table:formula="of:=[.B166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s.html" xlink:type="simple">Samoa</text:a> </text:p>
          </table:table-cell>
          <table:table-cell office:value-type="string" calcext:value-type="string">
            <text:p>-4.70</text:p>
          </table:table-cell>
          <table:table-cell table:formula="of:=[.B167]" office:value-type="string" office:string-value="-4.70" calcext:value-type="string">
            <text:p>-4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-4.80</text:p>
          </table:table-cell>
          <table:table-cell table:formula="of:=[.B168]" office:value-type="string" office:string-value="-4.80" calcext:value-type="string">
            <text:p>-4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-4.80</text:p>
          </table:table-cell>
          <table:table-cell table:formula="of:=[.B169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-5.00</text:p>
          </table:table-cell>
          <table:table-cell table:formula="of:=[.B170]" office:value-type="string" office:string-value="-5.00" calcext:value-type="string">
            <text:p>-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-5.10</text:p>
          </table:table-cell>
          <table:table-cell table:formula="of:=[.B171]" office:value-type="string" office:string-value="-5.10" calcext:value-type="string">
            <text:p>-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-5.20</text:p>
          </table:table-cell>
          <table:table-cell table:formula="of:=[.B172]" office:value-type="string" office:string-value="-5.20" calcext:value-type="string">
            <text:p>-5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-5.50</text:p>
          </table:table-cell>
          <table:table-cell table:formula="of:=[.B173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-5.50</text:p>
          </table:table-cell>
          <table:table-cell table:formula="of:=[.B174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-5.50</text:p>
          </table:table-cell>
          <table:table-cell table:formula="of:=[.B175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j.html" xlink:type="simple">Montenegro</text:a> </text:p>
          </table:table-cell>
          <table:table-cell office:value-type="string" calcext:value-type="string">
            <text:p>-5.60</text:p>
          </table:table-cell>
          <table:table-cell table:formula="of:=[.B176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-5.60</text:p>
          </table:table-cell>
          <table:table-cell table:formula="of:=[.B177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-5.70</text:p>
          </table:table-cell>
          <table:table-cell table:formula="of:=[.B178]" office:value-type="string" office:string-value="-5.70" calcext:value-type="string">
            <text:p>-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-5.80</text:p>
          </table:table-cell>
          <table:table-cell table:formula="of:=[.B179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-5.80</text:p>
          </table:table-cell>
          <table:table-cell table:formula="of:=[.B180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-5.80</text:p>
          </table:table-cell>
          <table:table-cell table:formula="of:=[.B181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-5.90</text:p>
          </table:table-cell>
          <table:table-cell table:formula="of:=[.B182]" office:value-type="string" office:string-value="-5.90" calcext:value-type="string">
            <text:p>-5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-6.00</text:p>
          </table:table-cell>
          <table:table-cell table:formula="of:=[.B183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-6.00</text:p>
          </table:table-cell>
          <table:table-cell table:formula="of:=[.B184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-6.00</text:p>
          </table:table-cell>
          <table:table-cell table:formula="of:=[.B185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-6.10</text:p>
          </table:table-cell>
          <table:table-cell table:formula="of:=[.B186]" office:value-type="string" office:string-value="-6.10" calcext:value-type="string">
            <text:p>-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-6.20</text:p>
          </table:table-cell>
          <table:table-cell table:formula="of:=[.B187]" office:value-type="string" office:string-value="-6.20" calcext:value-type="string">
            <text:p>-6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-6.40</text:p>
          </table:table-cell>
          <table:table-cell table:formula="of:=[.B188]" office:value-type="string" office:string-value="-6.40" calcext:value-type="string">
            <text:p>-6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-6.50</text:p>
          </table:table-cell>
          <table:table-cell table:formula="of:=[.B189]" office:value-type="string" office:string-value="-6.50" calcext:value-type="string">
            <text:p>-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-6.70</text:p>
          </table:table-cell>
          <table:table-cell table:formula="of:=[.B190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-6.70</text:p>
          </table:table-cell>
          <table:table-cell table:formula="of:=[.B191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-6.70</text:p>
          </table:table-cell>
          <table:table-cell table:formula="of:=[.B192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n.html" xlink:type="simple">Andorra</text:a> </text:p>
          </table:table-cell>
          <table:table-cell office:value-type="string" calcext:value-type="string">
            <text:p>-6.90</text:p>
          </table:table-cell>
          <table:table-cell table:formula="of:=[.B193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-6.90</text:p>
          </table:table-cell>
          <table:table-cell table:formula="of:=[.B194]" office:value-type="string" office:string-value="-6.90" calcext:value-type="string">
            <text:p>-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-7.00</text:p>
          </table:table-cell>
          <table:table-cell table:formula="of:=[.B195]" office:value-type="string" office:string-value="-7.00" calcext:value-type="string">
            <text:p>-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-7.30</text:p>
          </table:table-cell>
          <table:table-cell table:formula="of:=[.B196]" office:value-type="string" office:string-value="-7.30" calcext:value-type="string">
            <text:p>-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-7.80</text:p>
          </table:table-cell>
          <table:table-cell table:formula="of:=[.B197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s.html" xlink:type="simple">Suriname</text:a> </text:p>
          </table:table-cell>
          <table:table-cell office:value-type="string" calcext:value-type="string">
            <text:p>-7.80</text:p>
          </table:table-cell>
          <table:table-cell table:formula="of:=[.B198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-7.90</text:p>
          </table:table-cell>
          <table:table-cell table:formula="of:=[.B199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-7.90</text:p>
          </table:table-cell>
          <table:table-cell table:formula="of:=[.B200]" office:value-type="string" office:string-value="-7.90" calcext:value-type="string">
            <text:p>-7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-8.20</text:p>
          </table:table-cell>
          <table:table-cell table:formula="of:=[.B201]" office:value-type="string" office:string-value="-8.20" calcext:value-type="string">
            <text:p>-8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-8.50</text:p>
          </table:table-cell>
          <table:table-cell table:formula="of:=[.B202]" office:value-type="string" office:string-value="-8.50" calcext:value-type="string">
            <text:p>-8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-8.60</text:p>
          </table:table-cell>
          <table:table-cell table:formula="of:=[.B203]" office:value-type="string" office:string-value="-8.60" calcext:value-type="string">
            <text:p>-8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y.html" xlink:type="simple">Syria</text:a> </text:p>
          </table:table-cell>
          <table:table-cell office:value-type="string" calcext:value-type="string">
            <text:p>-8.70</text:p>
          </table:table-cell>
          <table:table-cell table:formula="of:=[.B204]" office:value-type="string" office:string-value="-8.70" calcext:value-type="string">
            <text:p>-8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-8.90</text:p>
          </table:table-cell>
          <table:table-cell table:formula="of:=[.B205]" office:value-type="string" office:string-value="-8.90" calcext:value-type="string">
            <text:p>-8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dj.html" xlink:type="simple">Djibouti</text:a> </text:p>
          </table:table-cell>
          <table:table-cell office:value-type="string" calcext:value-type="string">
            <text:p>-9.00</text:p>
          </table:table-cell>
          <table:table-cell table:formula="of:=[.B206]" office:value-type="string" office:string-value="-9.00" calcext:value-type="string">
            <text:p>-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r.html" xlink:type="simple">Nauru</text:a> </text:p>
          </table:table-cell>
          <table:table-cell office:value-type="string" calcext:value-type="string">
            <text:p>-9.20</text:p>
          </table:table-cell>
          <table:table-cell table:formula="of:=[.B207]" office:value-type="string" office:string-value="-9.20" calcext:value-type="string">
            <text:p>-9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-9.60</text:p>
          </table:table-cell>
          <table:table-cell table:formula="of:=[.B208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-9.60</text:p>
          </table:table-cell>
          <table:table-cell table:formula="of:=[.B209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er.html" xlink:type="simple">Eritrea</text:a> </text:p>
          </table:table-cell>
          <table:table-cell office:value-type="string" calcext:value-type="string">
            <text:p>-9.80</text:p>
          </table:table-cell>
          <table:table-cell table:formula="of:=[.B210]" office:value-type="string" office:string-value="-9.80" calcext:value-type="string">
            <text:p>-9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-10.00</text:p>
          </table:table-cell>
          <table:table-cell table:formula="of:=[.B211]" office:value-type="string" office:string-value="-10.00" calcext:value-type="string">
            <text:p>-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-10.10</text:p>
          </table:table-cell>
          <table:table-cell table:formula="of:=[.B212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-10.10</text:p>
          </table:table-cell>
          <table:table-cell table:formula="of:=[.B213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-10.60</text:p>
          </table:table-cell>
          <table:table-cell table:formula="of:=[.B214]" office:value-type="string" office:string-value="-10.60" calcext:value-type="string">
            <text:p>-1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-10.80</text:p>
          </table:table-cell>
          <table:table-cell table:formula="of:=[.B215]" office:value-type="string" office:string-value="-10.80" calcext:value-type="string">
            <text:p>-1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ne.html" xlink:type="simple">Niue</text:a> </text:p>
          </table:table-cell>
          <table:table-cell office:value-type="string" calcext:value-type="string">
            <text:p>-12.60</text:p>
          </table:table-cell>
          <table:table-cell table:formula="of:=[.B216]" office:value-type="string" office:string-value="-12.60" calcext:value-type="string">
            <text:p>-12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-13.80</text:p>
          </table:table-cell>
          <table:table-cell table:formula="of:=[.B217]" office:value-type="string" office:string-value="-13.80" calcext:value-type="string">
            <text:p>-13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-15.10</text:p>
          </table:table-cell>
          <table:table-cell table:formula="of:=[.B218]" office:value-type="string" office:string-value="-15.10" calcext:value-type="string">
            <text:p>-1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-17.30</text:p>
          </table:table-cell>
          <table:table-cell table:formula="of:=[.B219]" office:value-type="string" office:string-value="-17.30" calcext:value-type="string">
            <text:p>-17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ly.html" xlink:type="simple">Libya</text:a> </text:p>
          </table:table-cell>
          <table:table-cell office:value-type="string" calcext:value-type="string">
            <text:p>-25.10</text:p>
          </table:table-cell>
          <table:table-cell table:formula="of:=[.B220]" office:value-type="string" office:string-value="-25.10" calcext:value-type="string">
            <text:p>-2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-46.10</text:p>
          </table:table-cell>
          <table:table-cell table:formula="of:=[.B221]" office:value-type="string" office:string-value="-46.10" calcext:value-type="string">
            <text:p>-46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kr.html" xlink:type="simple">Kiribati</text:a> </text:p>
          </table:table-cell>
          <table:table-cell office:value-type="string" calcext:value-type="string">
            <text:p>-64.10</text:p>
          </table:table-cell>
          <table:table-cell table:formula="of:=[.B222]" office:value-type="string" office:string-value="-64.10" calcext:value-type="string">
            <text:p>-64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-75.70</text:p>
          </table:table-cell>
          <table:table-cell table:formula="of:=[.B223]" office:value-type="string" office:string-value="-75.70" calcext:value-type="string">
            <text:p>-7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29:27.928000000</meta:creation-date>
    <dc:date>2023-07-19T15:30:17.061000000</dc:date>
    <meta:editing-duration>PT49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